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3.5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 each='subdivision in 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 each='tax in 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 subdivision, 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 subdivision, 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5:41:27.033505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7-01-02T18:06:27.880296862</dc:date>
    <dc:creator>Luciano Rossi</dc:creator>
    <meta:editing-duration>PT7H36M15S</meta:editing-duration>
    <meta:editing-cycles>86</meta:editing-cycles>
    <meta:document-statistic meta:table-count="1" meta:cell-count="78" meta:object-count="0"/>
  </office:meta>
</office:document-meta>
</file>